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67ae" officeooo:paragraph-rsid="000d67ae"/>
    </style:style>
    <style:style style:name="P2" style:family="paragraph" style:parent-style-name="Standard">
      <style:paragraph-properties fo:text-align="center" style:justify-single-word="false"/>
      <style:text-properties officeooo:rsid="000d67ae" officeooo:paragraph-rsid="000d67ae"/>
    </style:style>
    <style:style style:name="P3" style:family="paragraph" style:parent-style-name="Standard">
      <style:text-properties style:font-name="Verdana" officeooo:rsid="000d67ae" officeooo:paragraph-rsid="000d67ae"/>
    </style:style>
    <style:style style:name="T1" style:family="text"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officeooo:rsid="000df558"/>
    </style:style>
    <style:style style:name="T3" style:family="text">
      <style:text-properties officeooo:rsid="000f4a31"/>
    </style:style>
    <style:style style:name="T4" style:family="text">
      <style:text-properties officeooo:rsid="001193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/text:p>
      <text:p text:style-name="P2"><text:tab/><text:span text:style-name="T1">SERVIDOR FTP</text:span></text:p>
      <text:p text:style-name="P1"/>
      <text:p text:style-name="P1"/>
      <text:p text:style-name="P3">Enunciado:</text:p>
      <text:p text:style-name="P3"/>
      <text:p text:style-name="P3">Implementa un sencillo servidor de ficheros haciendo uso de sockets.</text:p>
      <text:p text:style-name="P3">Con el material proporcionado ya tenéis la parte de subida de ficheros, como extra <text:span text:style-name="T2">debe</text:span> aparecer en vuestro servido<text:span text:style-name="T3">r</text:span> las siguientes opciones:</text:p>
      <text:p text:style-name="P3"><text:s text:c="8"/></text:p>
      <text:p text:style-name="P3"><text:s text:c="12"/>1. Listar los ficheros que hay en el servidor.</text:p>
      <text:p text:style-name="P3"><text:s text:c="12"/></text:p>
      <text:p text:style-name="P3"><text:s text:c="12"/>2. Bajar un fichero del servidor. En este caso el cliente deberá</text:p>
      <text:p text:style-name="P3"><text:s text:c="15"/>enviar el nombre del fichero a descargar.</text:p>
      <text:p text:style-name="P3"/>
      <text:p text:style-name="P3"/>
      <text:p text:style-name="P3"/>
      <text:p text:style-name="P3">Fecha entrega del proyecto:</text:p>
      <text:p text:style-name="P3"><text:span text:style-name="T4">14</text:span>/11/1<text:span text:style-name="T4">9</text:span></text:p>
      <text:p text:style-name="P1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0:08:41.203000000</meta:creation-date>
    <dc:date>2019-11-06T17:03:04.658000000</dc:date>
    <meta:editing-duration>PT1H45M33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3" meta:word-count="68" meta:character-count="485" meta:non-whitespace-character-count="358"/>
  </office:meta>
</office:document-meta>
</file>